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58.51mm"/>
    </style:style>
    <style:style style:name="co5" style:family="table-column">
      <style:table-column-properties fo:break-before="auto" style:column-width="178.54mm"/>
    </style:style>
    <style:style style:name="co6" style:family="table-column">
      <style:table-column-properties fo:break-before="auto" style:column-width="130.79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201.38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231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t seems the actors are having fun at least</text:p>
          </table:table-cell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 (which is better)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not terrible, also has some good TNG campness, perhaps is a reference to TOS “A Taste of Armageddon” (which is better)</text:p>
          </table:table-cell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g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Prime Directive well enough, bit fusty in places</text:p>
          </table:table-cell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c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clip show</text:p>
          </table:table-cell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e as a cost-cutting exercise, pretty well-written, comments on totalitarianism and the “nothing to hide, nothing to fear” fallicy</text:p>
          </table:table-cell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trans issues</text:p>
          </table:table-cell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ugenics, nice commentary on the benefits of disability</text:p>
          </table:table-cell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medical ethics</text:p>
          </table:table-cell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ympathetic</text:p>
          </table:table-cell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, psychological horror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ad, kinda touching</text:p>
          </table:table-cell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ice character development</text:p>
          </table:table-cell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absurd Scottish ghost story</text:p>
          </table:table-cell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7:54:27.536108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7T16:57:20.112938313</dc:date>
    <meta:editing-duration>P4DT21H31M54S</meta:editing-duration>
    <meta:editing-cycles>55</meta:editing-cycles>
    <meta:generator>LibreOffice/6.0.7.3$Linux_X86_64 LibreOffice_project/00m0$Build-3</meta:generator>
    <meta:document-statistic meta:table-count="1" meta:cell-count="1843" meta:object-count="0"/>
  </office:meta>
</office:document-meta>
</file>